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_5f_HEAD" style:display-name="Table_HEAD" style:family="table">
      <style:table-properties style:width="19.001cm" style:rel-width="100%" table:align="left" fo:background-color="transparent">
        <style:background-image/>
      </style:table-properties>
    </style:style>
    <style:style style:name="Table_5f_HEAD.A" style:display-name="Table_HEAD.A" style:family="table-column">
      <style:table-column-properties style:column-width="5.112cm" style:rel-column-width="2746*"/>
    </style:style>
    <style:style style:name="Table_5f_HEAD.B" style:display-name="Table_HEAD.B" style:family="table-column">
      <style:table-column-properties style:column-width="13.889cm" style:rel-column-width="7460*"/>
    </style:style>
    <style:style style:name="Table_5f_HEAD.1" style:display-name="Table_HEAD.1" style:family="table-row">
      <style:table-row-properties fo:background-color="transparent">
        <style:background-image/>
      </style:table-row-properties>
    </style:style>
    <style:style style:name="Table_5f_HEAD.A1" style:display-name="Table_HEAD.A1" style:family="table-cell">
      <style:table-cell-properties fo:padding="0.049cm" fo:border="none" style:writing-mode="page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19.001cm" style:rel-column-width="65535*"/>
    </style:style>
    <style:style style:name="Tableau1.A1" style:family="table-cell">
      <style:table-cell-properties fo:padding="0.049cm" fo:border="1pt solid #808080" style:writing-mode="page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19.001cm" style:rel-column-width="65535*"/>
    </style:style>
    <style:style style:name="Tableau2.A1" style:family="table-cell">
      <style:table-cell-properties fo:padding="0.049cm" fo:border="1pt solid #808080" style:writing-mode="page"/>
    </style:style>
    <style:style style:name="Tableau3" style:family="table">
      <style:table-properties style:width="19.001cm" table:align="margins" fo:background-color="transparent">
        <style:background-image/>
      </style:table-properties>
    </style:style>
    <style:style style:name="Tableau3.A" style:family="table-column">
      <style:table-column-properties style:column-width="14.393cm" style:rel-column-width="8160*"/>
    </style:style>
    <style:style style:name="Tableau3.B" style:family="table-column">
      <style:table-column-properties style:column-width="4.607cm" style:rel-column-width="2612*"/>
    </style:style>
    <style:style style:name="Tableau3.1" style:family="table-row">
      <style:table-row-properties fo:background-color="#eeeeee">
        <style:background-image/>
      </style:table-row-properties>
    </style:style>
    <style:style style:name="Tableau3.A1" style:family="table-cell">
      <style:table-cell-properties fo:background-color="transparent" fo:padding="0.049cm" fo:border-left="1pt solid #808080" fo:border-right="none" fo:border-top="1pt solid #808080" fo:border-bottom="1pt solid #808080" style:writing-mode="page">
        <style:background-image/>
      </style:table-cell-properties>
    </style:style>
    <style:style style:name="Tableau3.B1" style:family="table-cell">
      <style:table-cell-properties fo:background-color="transparent" fo:padding="0.049cm" fo:border-left="none" fo:border-right="1pt solid #808080" fo:border-top="1pt solid #808080" fo:border-bottom="1pt solid #808080" style:writing-mode="page">
        <style:background-image/>
      </style:table-cell-properties>
    </style:style>
    <style:style style:name="Tableau3.A2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3.A3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3.A4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3.A5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3.A6" style:family="table-cell">
      <style:table-cell-properties fo:padding="0.049cm" fo:border-left="1pt solid #808080" fo:border-right="none" fo:border-top="none" fo:border-bottom="none" style:writing-mode="page"/>
    </style:style>
    <style:style style:name="Tableau3.B6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3.A7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3.A8" style:family="table-cell">
      <style:table-cell-properties fo:background-color="transparent" fo:padding="0.049cm" fo:border-left="1pt solid #808080" fo:border-right="1pt solid #808080" fo:border-top="none" fo:border-bottom="none" style:writing-mode="page">
        <style:background-image/>
      </style:table-cell-properties>
    </style:style>
    <style:style style:name="Tableau3.A9" style:family="table-cell">
      <style:table-cell-properties fo:padding="0.049cm" fo:border-left="1pt solid #808080" fo:border-right="1pt solid #808080" fo:border-top="none" fo:border-bottom="1pt solid #808080" style:writing-mode="page"/>
    </style:style>
    <style:style style:name="P1" style:family="paragraph" style:parent-style-name="Standard">
      <style:paragraph-properties fo:text-align="justify" style:justify-single-word="false"/>
      <style:text-properties fo:font-size="10pt" officeooo:rsid="001339ec" officeooo:paragraph-rsid="0078df56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fo:font-size="10pt" officeooo:rsid="001339ec" officeooo:paragraph-rsid="005aa368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fo:font-size="10pt" officeooo:rsid="001339ec" officeooo:paragraph-rsid="008d3aa3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fo:font-size="10pt" officeooo:rsid="001339ec" officeooo:paragraph-rsid="0085f02e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fo:font-size="10pt" officeooo:rsid="001339ec" officeooo:paragraph-rsid="00a04745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fo:font-size="10pt" officeooo:rsid="001339ec" officeooo:paragraph-rsid="00c5ee8a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fo:font-size="10pt" officeooo:paragraph-rsid="0028ee8b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size="10pt" officeooo:rsid="001339ec" officeooo:paragraph-rsid="00236067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Liberation Sans" officeooo:rsid="006c3215" officeooo:paragraph-rsid="006c3215"/>
    </style:style>
    <style:style style:name="P10" style:family="paragraph" style:parent-style-name="Standard">
      <style:paragraph-properties fo:text-align="start" style:justify-single-word="false"/>
      <style:text-properties style:font-name="Liberation Sans" fo:font-size="14pt" fo:font-weight="bold" officeooo:rsid="001339ec" officeooo:paragraph-rsid="00236067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Liberation Sans" fo:font-size="11pt" fo:font-weight="normal" officeooo:rsid="0016ffc7" officeooo:paragraph-rsid="00c1fd33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Liberation Sans" fo:font-size="11pt" fo:font-weight="normal" officeooo:rsid="0016ffc7" officeooo:paragraph-rsid="00bda410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style:font-name="Liberation Sans" fo:font-size="11pt" fo:font-weight="normal" officeooo:rsid="0016ffc7" officeooo:paragraph-rsid="00be43b8" fo:background-color="transparent" style:font-size-asian="11pt" style:font-weight-asian="normal" style:font-size-complex="11pt" style:font-weight-complex="normal"/>
    </style:style>
    <style:style style:name="P14" style:family="paragraph" style:parent-style-name="Standard">
      <style:text-properties style:font-name="Liberation Sans" fo:font-size="11pt" fo:font-style="italic" fo:font-weight="normal" officeooo:rsid="0016ffc7" officeooo:paragraph-rsid="00c1fd33" fo:background-color="transparent" style:font-size-asian="11pt" style:font-style-asian="italic" style:font-weight-asian="normal" style:font-size-complex="11pt" style:font-style-complex="italic" style:font-weight-complex="normal" style:text-overline-style="none" style:text-overline-color="font-color"/>
    </style:style>
    <style:style style:name="P15" style:family="paragraph" style:parent-style-name="Standard">
      <style:text-properties style:font-name="Liberation Sans" fo:font-size="11pt" fo:font-style="italic" fo:font-weight="normal" officeooo:rsid="0016ffc7" officeooo:paragraph-rsid="00bda410" fo:background-color="transparent" style:font-size-asian="11pt" style:font-style-asian="italic" style:font-weight-asian="normal" style:font-size-complex="11pt" style:font-style-complex="italic" style:font-weight-complex="normal" style:text-overline-style="none" style:text-overline-color="font-color"/>
    </style:style>
    <style:style style:name="P16" style:family="paragraph" style:parent-style-name="Standard">
      <style:text-properties style:font-name="Liberation Sans" fo:font-size="8pt" fo:font-style="italic" fo:font-weight="normal" officeooo:rsid="0016ffc7" officeooo:paragraph-rsid="00be43b8" fo:background-color="transparent" style:font-size-asian="7pt" style:font-style-asian="italic" style:font-weight-asian="normal" style:font-size-complex="8pt" style:font-style-complex="italic" style:font-weight-complex="normal"/>
    </style:style>
    <style:style style:name="P17" style:family="paragraph" style:parent-style-name="Standard">
      <style:paragraph-properties fo:margin-top="0.101cm" fo:margin-bottom="0.101cm" style:contextual-spacing="false" fo:text-align="end" style:justify-single-word="false">
        <style:tab-stops/>
      </style:paragraph-properties>
      <style:text-properties style:font-name="Liberation Sans" fo:font-weight="bold" officeooo:rsid="001339ec" officeooo:paragraph-rsid="001339ec" style:font-weight-asian="bold" style:font-weight-complex="bold" loext:padding="0.049cm" loext:border="0.99pt solid #000000"/>
    </style:style>
    <style:style style:name="P18" style:family="paragraph" style:parent-style-name="Standard">
      <style:paragraph-properties fo:margin-top="0.3cm" fo:margin-bottom="0.199cm" style:contextual-spacing="false" fo:text-align="center" style:justify-single-word="false"/>
      <style:text-properties style:font-name="Liberation Sans" fo:font-weight="bold" officeooo:rsid="001339ec" officeooo:paragraph-rsid="001339ec" style:font-weight-asian="bold" style:font-weight-complex="bold"/>
    </style:style>
    <style:style style:name="P19" style:family="paragraph" style:parent-style-name="Standard">
      <style:text-properties officeooo:paragraph-rsid="0063d8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text-align="end" style:justify-single-word="false"/>
      <style:text-properties officeooo:paragraph-rsid="00bd03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text-align="end" style:justify-single-word="false"/>
      <style:text-properties officeooo:paragraph-rsid="00decb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Frame_20_contents">
      <style:paragraph-properties fo:text-align="start" style:justify-single-word="false"/>
    </style:style>
    <style:style style:name="P23" style:family="paragraph" style:parent-style-name="Standard">
      <style:paragraph-properties fo:text-align="center" style:justify-single-word="false"/>
      <style:text-properties fo:font-size="9pt" fo:font-style="italic" officeooo:paragraph-rsid="00dc3ee8" style:font-size-asian="9pt" style:font-style-asian="italic" style:font-size-complex="9pt" style:font-style-complex="italic"/>
    </style:style>
    <style:style style:name="P24" style:family="paragraph" style:parent-style-name="Standard">
      <style:text-properties officeooo:paragraph-rsid="00de112c"/>
    </style:style>
    <style:style style:name="P25" style:family="paragraph" style:parent-style-name="Standard">
      <style:text-properties officeooo:paragraph-rsid="00decb72"/>
    </style:style>
    <style:style style:name="P26" style:family="paragraph" style:parent-style-name="Standard">
      <style:text-properties officeooo:paragraph-rsid="0063fa4e"/>
    </style:style>
    <style:style style:name="P27" style:family="paragraph" style:parent-style-name="Standard">
      <style:text-properties officeooo:paragraph-rsid="0063d8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Standard">
      <style:text-properties officeooo:paragraph-rsid="00bd03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style:text-properties officeooo:paragraph-rsid="00d392dc"/>
    </style:style>
    <style:style style:name="P30" style:family="paragraph" style:parent-style-name="Standard">
      <style:text-properties officeooo:paragraph-rsid="00d57318"/>
    </style:style>
    <style:style style:name="P31" style:family="paragraph" style:parent-style-name="Standard">
      <style:text-properties style:font-name="Liberation Sans" fo:font-size="10pt" officeooo:rsid="001339ec" officeooo:paragraph-rsid="0027a6bd" style:font-size-asian="10pt" style:font-size-complex="10pt"/>
    </style:style>
    <style:style style:name="P32" style:family="paragraph" style:parent-style-name="Standard">
      <style:paragraph-properties fo:text-align="start" style:justify-single-word="false"/>
      <style:text-properties style:font-name="Liberation Sans" fo:font-size="11pt" style:text-underline-style="none" fo:font-weight="normal" officeooo:rsid="0016ffc7" officeooo:paragraph-rsid="00bca218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ans" fo:font-size="11pt" fo:font-weight="bold" officeooo:rsid="001339ec" officeooo:paragraph-rsid="0027a6bd" style:font-size-asian="11pt" style:font-weight-asian="bold" style:font-size-complex="11pt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1pt" fo:font-weight="bold" officeooo:rsid="0016ffc7" officeooo:paragraph-rsid="00bc81bf" style:font-size-asian="11pt" style:font-weight-asian="bold" style:font-size-complex="11pt" style:font-weight-complex="bold"/>
    </style:style>
    <style:style style:name="P35" style:family="paragraph" style:parent-style-name="Standard">
      <style:text-properties style:font-name="Liberation Sans" fo:font-size="11pt" fo:font-weight="bold" officeooo:rsid="0016ffc7" officeooo:paragraph-rsid="0052b7ea" style:font-size-asian="11pt" style:font-weight-asian="bold" style:font-size-complex="11pt" style:font-weight-complex="bold"/>
    </style:style>
    <style:style style:name="P36" style:family="paragraph" style:parent-style-name="Standard">
      <style:text-properties style:font-name="Liberation Sans" fo:font-size="11pt" fo:font-weight="bold" officeooo:rsid="0016ffc7" officeooo:paragraph-rsid="00ecd5de" style:font-size-asian="11pt" style:font-weight-asian="bold" style:font-size-complex="11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Liberation Sans" fo:font-size="11pt" officeooo:rsid="00cd5219" officeooo:paragraph-rsid="00cd5219" style:font-size-asian="11pt" style:font-size-complex="11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1pt" officeooo:rsid="0016ffc7" officeooo:paragraph-rsid="0052b7ea" fo:background-color="#eeeeee" style:font-size-asian="11pt" style:font-size-complex="11pt"/>
    </style:style>
    <style:style style:name="P39" style:family="paragraph" style:parent-style-name="Standard">
      <style:text-properties style:font-name="Liberation Sans" fo:font-size="11pt" fo:font-weight="normal" officeooo:rsid="0016ffc7" officeooo:paragraph-rsid="00c1fd33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0" style:family="paragraph" style:parent-style-name="Standard">
      <style:text-properties style:font-name="Liberation Sans" fo:font-size="11pt" fo:font-weight="normal" officeooo:rsid="0016ffc7" officeooo:paragraph-rsid="00bda410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1" style:family="paragraph" style:parent-style-name="Standard">
      <style:text-properties style:font-name="Liberation Sans" style:text-underline-style="none" officeooo:rsid="0027a6bd" officeooo:paragraph-rsid="0027a6bd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5pt" fo:font-weight="bold" officeooo:rsid="0016ffc7" officeooo:paragraph-rsid="0052b7ea" style:font-size-asian="15pt" style:font-weight-asian="bold" style:font-size-complex="15pt" style:font-weight-complex="bold"/>
    </style:style>
    <style:style style:name="P43" style:family="paragraph" style:parent-style-name="Standard">
      <style:text-properties style:font-name="Liberation Sans" fo:font-size="10.5pt" fo:font-weight="normal" officeooo:rsid="0016ffc7" officeooo:paragraph-rsid="0052b7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9pt" fo:font-weight="normal" officeooo:rsid="0016ffc7" officeooo:paragraph-rsid="0052b7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text-properties style:font-name="Liberation Sans" officeooo:paragraph-rsid="0054b64a"/>
    </style:style>
    <style:style style:name="P46" style:family="paragraph" style:parent-style-name="Standard">
      <style:paragraph-properties fo:text-align="start" style:justify-single-word="false"/>
      <style:text-properties officeooo:paragraph-rsid="00cc96d9"/>
    </style:style>
    <style:style style:name="P47" style:family="paragraph" style:parent-style-name="Standard">
      <style:text-properties officeooo:paragraph-rsid="0052b7ea"/>
    </style:style>
    <style:style style:name="P48" style:family="paragraph" style:parent-style-name="Standard">
      <style:text-properties officeooo:paragraph-rsid="00bda410"/>
    </style:style>
    <style:style style:name="P49" style:family="paragraph" style:parent-style-name="Standard">
      <style:text-properties officeooo:paragraph-rsid="00bd0340"/>
    </style:style>
    <style:style style:name="P50" style:family="paragraph" style:parent-style-name="Standard">
      <style:paragraph-properties fo:text-align="center" style:justify-single-word="false"/>
    </style:style>
    <style:style style:name="T1" style:family="text">
      <style:text-properties fo:background-color="#ffffff" loext:char-shading-value="0"/>
    </style:style>
    <style:style style:name="T2" style:family="text">
      <style:text-properties officeooo:rsid="001339e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fo:font-style="italic" style:font-size-asian="9pt" style:font-style-asian="italic" style:font-size-complex="9pt" style:font-style-complex="italic"/>
    </style:style>
    <style:style style:name="T6" style:family="text">
      <style:text-properties style:font-name="Liberation Sans"/>
    </style:style>
    <style:style style:name="T7" style:family="text">
      <style:text-properties style:font-name="Liberation Sans" officeooo:rsid="008d3aa3"/>
    </style:style>
    <style:style style:name="T8" style:family="text">
      <style:text-properties style:font-name="Liberation Sans" fo:font-size="9pt" style:font-size-asian="9pt" style:font-size-complex="9pt"/>
    </style:style>
    <style:style style:name="T9" style:family="text">
      <style:text-properties style:font-name="Liberation Sans" fo:font-size="9pt" officeooo:rsid="0085f02e" style:font-size-asian="9pt" style:font-size-complex="9pt"/>
    </style:style>
    <style:style style:name="T10" style:family="text">
      <style:text-properties style:font-name="Liberation Sans" fo:font-size="9pt" officeooo:rsid="008eeaec" style:font-size-asian="9pt" style:font-size-complex="9pt"/>
    </style:style>
    <style:style style:name="T11" style:family="text">
      <style:text-properties style:font-name="Liberation Sans" fo:font-size="9pt" officeooo:rsid="008285c6" style:font-size-asian="9pt" style:font-size-complex="9pt"/>
    </style:style>
    <style:style style:name="T12" style:family="text">
      <style:text-properties style:font-name="Liberation Sans" fo:font-size="9pt" officeooo:rsid="005160f9" style:font-size-asian="9pt" style:font-size-complex="9pt"/>
    </style:style>
    <style:style style:name="T13" style:family="text">
      <style:text-properties style:font-name="Liberation Sans" fo:font-size="9pt" officeooo:rsid="00daae98" style:font-size-asian="9pt" style:font-size-complex="9pt"/>
    </style:style>
    <style:style style:name="T14" style:family="text">
      <style:text-properties style:font-name="Liberation Sans" fo:font-size="9pt" style:text-underline-style="none" officeooo:rsid="0085f02e" style:font-size-asian="9pt" style:font-size-complex="9pt"/>
    </style:style>
    <style:style style:name="T15" style:family="text">
      <style:text-properties style:font-name="Liberation Sans" fo:font-size="9pt" style:text-underline-style="none" officeooo:rsid="008d3aa3" style:font-size-asian="9pt" style:font-size-complex="9pt"/>
    </style:style>
    <style:style style:name="T16" style:family="text">
      <style:text-properties style:font-name="Liberation Sans" fo:font-size="9pt" style:text-underline-style="none" officeooo:rsid="008285c6" style:font-size-asian="9pt" style:font-size-complex="9pt"/>
    </style:style>
    <style:style style:name="T17" style:family="text">
      <style:text-properties style:font-name="Liberation Sans" fo:font-size="9pt" style:text-underline-style="none" officeooo:rsid="008eeaec" style:font-size-asian="9pt" style:font-size-complex="9pt"/>
    </style:style>
    <style:style style:name="T18" style:family="text">
      <style:text-properties style:font-name="Liberation Sans" fo:font-size="9pt" fo:font-style="italic" fo:font-weight="normal" officeooo:rsid="0016ffc7" style:font-size-asian="9pt" style:font-style-asian="italic" style:font-size-complex="9pt" style:font-style-complex="italic"/>
    </style:style>
    <style:style style:name="T19" style:family="text">
      <style:text-properties style:font-name="Liberation Sans" fo:font-size="9pt" fo:font-style="italic" fo:font-weight="normal" officeooo:rsid="00a04745" style:font-size-asian="9pt" style:font-style-asian="italic" style:font-size-complex="9pt" style:font-style-complex="italic"/>
    </style:style>
    <style:style style:name="T20" style:family="text">
      <style:text-properties style:font-name="Liberation Sans" fo:font-size="9pt" fo:font-style="italic" fo:font-weight="normal" officeooo:rsid="0016ffc7" fo:background-color="transparent" loext:char-shading-value="0" style:font-size-asian="9pt" style:font-style-asian="italic" style:font-size-complex="9pt" style:font-style-complex="italic"/>
    </style:style>
    <style:style style:name="T21" style:family="text">
      <style:text-properties style:font-name="Liberation Sans" officeooo:rsid="00798610"/>
    </style:style>
    <style:style style:name="T22" style:family="text">
      <style:text-properties style:font-name="Liberation Sans" fo:font-size="11pt" style:text-underline-style="none" fo:font-weight="normal" officeooo:rsid="0083c7ed" style:font-size-asian="11pt" style:font-weight-asian="normal" style:font-size-complex="11pt" style:font-weight-complex="normal"/>
    </style:style>
    <style:style style:name="T23" style:family="text">
      <style:text-properties style:font-name="Liberation Sans" fo:font-size="11pt" style:text-underline-style="none" fo:font-weight="normal" officeooo:rsid="00d49c61" fo:background-color="transparent" loext:char-shading-value="0" style:font-size-asian="11pt" style:font-weight-asian="normal" style:font-size-complex="11pt" style:font-weight-complex="normal"/>
    </style:style>
    <style:style style:name="T24" style:family="text">
      <style:text-properties style:font-name="Liberation Sans" fo:font-size="11pt" style:text-underline-style="none" fo:font-weight="normal" officeooo:rsid="00eea2af" fo:background-color="transparent" loext:char-shading-value="0" style:font-size-asian="11pt" style:font-weight-asian="normal" style:font-size-complex="11pt" style:font-weight-complex="normal"/>
    </style:style>
    <style:style style:name="T25" style:family="text">
      <style:text-properties style:font-name="Liberation Sans" fo:font-size="11pt" fo:font-weight="normal" officeooo:rsid="008eeaec" style:font-size-asian="11pt" style:font-weight-asian="normal" style:font-size-complex="11pt" style:font-weight-complex="normal"/>
    </style:style>
    <style:style style:name="T26" style:family="text">
      <style:text-properties style:font-name="Liberation Sans" fo:font-size="11pt" fo:font-weight="normal" officeooo:rsid="00d0b883" style:font-size-asian="11pt" style:font-weight-asian="normal" style:font-size-complex="11pt" style:font-weight-complex="normal"/>
    </style:style>
    <style:style style:name="T27" style:family="text">
      <style:text-properties style:font-name="Liberation Sans" fo:font-size="11pt" fo:font-weight="normal" officeooo:rsid="008eeaec" style:font-size-asian="11pt" style:font-size-complex="11pt"/>
    </style:style>
    <style:style style:name="T28" style:family="text">
      <style:text-properties style:font-name="Liberation Sans" fo:font-size="11pt" fo:font-weight="normal" officeooo:rsid="0063fa4e" style:font-size-asian="11pt" style:font-size-complex="11pt"/>
    </style:style>
    <style:style style:name="T29" style:family="text">
      <style:text-properties style:font-name="Liberation Sans" fo:font-size="11pt" fo:font-weight="normal" officeooo:rsid="00e3aac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30" style:family="text">
      <style:text-properties style:font-name="Liberation Sans" fo:font-size="11pt" fo:font-weight="normal" officeooo:rsid="008eeae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31" style:family="text">
      <style:text-properties style:font-name="Liberation Sans" fo:font-size="11pt" fo:font-weight="normal" officeooo:rsid="00d49c61" fo:background-color="transparent" loext:char-shading-value="0" style:font-size-asian="11pt" style:font-weight-asian="normal" style:font-size-complex="11pt" style:font-weight-complex="normal"/>
    </style:style>
    <style:style style:name="T32" style:family="text">
      <style:text-properties style:font-name="Liberation Sans" fo:font-size="11pt" fo:font-style="italic" fo:font-weight="normal" officeooo:rsid="0016ffc7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33" style:family="text">
      <style:text-properties style:font-name="Liberation Sans" fo:font-size="11pt" officeooo:rsid="00cc96d9" style:font-size-asian="11pt" style:font-size-complex="11pt"/>
    </style:style>
    <style:style style:name="T34" style:family="text">
      <style:text-properties style:font-name="Liberation Sans" fo:font-size="10.5pt" fo:font-weight="bold" officeooo:rsid="0016ffc7" style:font-size-asian="10.5pt" style:font-weight-asian="bold" style:font-size-complex="10.5pt" style:font-weight-complex="bold"/>
    </style:style>
    <style:style style:name="T35" style:family="text">
      <style:text-properties style:font-name="Liberation Sans" fo:font-size="10.5pt" fo:font-weight="normal" officeooo:rsid="0016ffc7" style:font-size-asian="10.5pt" style:font-size-complex="10.5pt"/>
    </style:style>
    <style:style style:name="T36" style:family="text">
      <style:text-properties style:font-name="Liberation Sans" fo:font-size="10.5pt" fo:font-weight="normal" officeooo:rsid="00a1beb1" style:font-size-asian="10.5pt" style:font-size-complex="10.5pt"/>
    </style:style>
    <style:style style:name="T37" style:family="text">
      <style:text-properties fo:font-size="11pt" fo:font-style="italic" officeooo:rsid="00d392dc" fo:background-color="transparent" loext:char-shading-value="0" style:font-size-asian="11pt" style:font-style-asian="italic" style:font-size-complex="11pt" style:font-style-complex="italic"/>
    </style:style>
    <style:style style:name="T38" style:family="text">
      <style:text-properties fo:font-style="italic" fo:font-weight="normal" officeooo:rsid="001339ec" fo:background-color="transparent" loext:char-shading-value="0" style:font-style-asian="italic" style:font-style-complex="italic"/>
    </style:style>
    <style:style style:name="T39" style:family="text">
      <style:text-properties fo:font-style="italic" fo:font-weight="normal" officeooo:rsid="0016ffc7" fo:background-color="transparent" loext:char-shading-value="0" style:font-style-asian="italic" style:font-style-complex="italic"/>
    </style:style>
    <style:style style:name="T40" style:family="text">
      <style:text-properties fo:font-style="italic" fo:font-weight="normal" officeooo:rsid="00c8ef6c" fo:background-color="transparent" loext:char-shading-value="0" style:font-style-asian="italic" style:font-style-complex="italic"/>
    </style:style>
    <style:style style:name="T41" style:family="text">
      <style:text-properties fo:font-style="italic" fo:font-weight="normal" officeooo:rsid="008d3aa3" fo:background-color="transparent" loext:char-shading-value="0" style:font-style-asian="italic" style:font-style-complex="italic"/>
    </style:style>
    <style:style style:name="T42" style:family="text">
      <style:text-properties officeooo:rsid="00d29300"/>
    </style:style>
    <style:style style:name="T43" style:family="text">
      <style:text-properties officeooo:rsid="00d49c61"/>
    </style:style>
    <style:style style:name="T44" style:family="text">
      <style:text-properties officeooo:rsid="00e879ab"/>
    </style:style>
    <style:style style:name="T45" style:family="text">
      <style:text-properties fo:color="#c9211e" loext:opacity="100%" style:font-name="Liberation Sans" fo:font-size="10.5pt" style:text-underline-style="solid" style:text-underline-width="auto" style:text-underline-color="font-color" fo:font-weight="bold" officeooo:rsid="0016ffc7" style:font-size-asian="10.5pt" style:font-weight-asian="bold" style:font-size-complex="10.5pt" style:font-weight-complex="bold"/>
    </style:style>
    <style:style style:name="T46" style:family="text"/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 draw:wrap-influence-on-position="once-concurrent" loext:allow-overlap="false" loext:rel-width-rel="paragraph" loext:rel-height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_HEAD" table:style-name="Table_5f_HEAD">
        <table:table-column table:style-name="Table_5f_HEAD.A"/>
        <table:table-column table:style-name="Table_5f_HEAD.B"/>
        <table:table-row table:style-name="Table_5f_HEAD.1">
          <table:table-cell table:style-name="Table_5f_HEAD.A1" table:number-rows-spanned="5" office:value-type="string">
            <text:p text:style-name="P9"><draw:frame draw:style-name="fr1" draw:name="image: o.logo" text:anchor-type="paragraph" svg:x="0cm" svg:y="0cm" svg:width="4.501cm" style:rel-width="100%" svg:height="2.545cm" style:rel-height="84%" draw:z-index="0"><draw:text-box><text:p text:style-name="P22"/></draw:text-box><svg:desc>logo set in LabBook</svg:desc></draw:frame></text:p>
          </table:table-cell>
          <table:table-cell table:style-name="Table_5f_HEAD.A1" office:value-type="string">
            <text:p text:style-name="P10"><text:placeholder text:placeholder-type="text">&lt;o.lab.name&gt;</text:placeholder></text:p>
          </table:table-cell>
        </table:table-row>
        <table:table-row>
          <table:covered-table-cell table:style-name="Table_5f_HEAD.A1"/>
          <table:table-cell table:style-name="Table_5f_HEAD.A1" office:value-type="string">
            <text:p text:style-name="P8"><text:placeholder text:placeholder-type="text">&lt;o.lab.head2&gt;</text:placeholder></text:p>
          </table:table-cell>
        </table:table-row>
        <table:table-row>
          <table:covered-table-cell table:style-name="Table_5f_HEAD.A1"/>
          <table:table-cell table:style-name="Table_5f_HEAD.A1" office:value-type="string">
            <text:p text:style-name="P8"><text:placeholder text:placeholder-type="text">&lt;o.lab.head3&gt;</text:placeholder></text:p>
          </table:table-cell>
        </table:table-row>
        <table:table-row>
          <table:covered-table-cell table:style-name="Table_5f_HEAD.A1"/>
          <table:table-cell table:style-name="Table_5f_HEAD.A1" office:value-type="string">
            <text:p text:style-name="P8"><text:placeholder text:placeholder-type="text">&lt;o.lab.addr&gt;</text:placeholder></text:p>
          </table:table-cell>
        </table:table-row>
        <table:table-row>
          <table:covered-table-cell table:style-name="Table_5f_HEAD.A1"/>
          <table:table-cell table:style-name="Table_5f_HEAD.A1" office:value-type="string">
            <text:p text:style-name="P3"><text:a xlink:type="simple" xlink:href="relatorio://if%20test=%22o.lab.phone%20!=%20''%20%22" text:style-name="Internet_20_link" text:visited-style-name="Visited_20_Internet_20_Link"><text:span text:style-name="T7">if phone</text:span></text:a><text:span text:style-name="T6"><text:placeholder text:placeholder-type="text">&lt;o.label.phone&gt;</text:placeholder></text:span><text:span text:style-name="T6"> : </text:span><text:span text:style-name="T6"><text:placeholder text:placeholder-type="text">&lt;o.lab.phone&gt;</text:placeholder></text:span><text:a xlink:type="simple" xlink:href="relatorio:///if" text:style-name="Internet_20_link" text:visited-style-name="Visited_20_Internet_20_Link"><text:span text:style-name="T7">/if</text:span></text:a><text:span text:style-name="T6"> </text:span><text:a xlink:type="simple" xlink:href="relatorio://if%20test=%22o.lab.fax%20!=%20''%20%22" text:style-name="Internet_20_link" text:visited-style-name="Visited_20_Internet_20_Link"><text:span text:style-name="T7">if fax</text:span></text:a><text:span text:style-name="T6"><text:placeholder text:placeholder-type="text">&lt;o.label.fax&gt;</text:placeholder></text:span><text:span text:style-name="T6"> : </text:span><text:span text:style-name="T6"><text:placeholder text:placeholder-type="text">&lt;o.lab.fax&gt;</text:placeholder></text:span><text:a xlink:type="simple" xlink:href="relatorio:///if" text:style-name="Internet_20_link" text:visited-style-name="Visited_20_Internet_20_Link"><text:span text:style-name="T7">/if</text:span></text:a><text:span text:style-name="T7"> </text:span><text:a xlink:type="simple" xlink:href="relatorio://if%20test=%22o.lab.email%20!=%20''%20%22" text:style-name="Internet_20_link" text:visited-style-name="Visited_20_Internet_20_Link"><text:span text:style-name="T7">if email</text:span></text:a><text:span text:style-name="T6"><text:placeholder text:placeholder-type="text">&lt;o.label.email&gt;</text:placeholder></text:span><text:span text:style-name="T6"> : </text:span><text:span text:style-name="T6"><text:placeholder text:placeholder-type="text">&lt;o.lab.email&gt;</text:placeholder></text:span><text:a xlink:type="simple" xlink:href="relatorio:///if" text:style-name="Internet_20_link" text:visited-style-name="Visited_20_Internet_20_Link"><text:span text:style-name="T7">/if</text:span></text:a></text:p>
          </table:table-cell>
        </table:table-row>
      </table:table>
      <text:p text:style-name="P17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4"><text:a xlink:type="simple" xlink:href="relatorio://if%20test=%22o.rec.num%20!=%20''%20%22" text:style-name="Internet_20_link" text:visited-style-name="Visited_20_Internet_20_Link"><text:span text:style-name="T13">if num</text:span></text:a><text:span text:style-name="T8"> </text:span><text:span text:style-name="T8"><text:placeholder text:placeholder-type="text">&lt;o.label.record&gt;</text:placeholder></text:span><text:span text:style-name="T8">  </text:span><text:span text:style-name="T8"><text:placeholder text:placeholder-type="text">&lt;o.rec.num&gt;</text:placeholder></text:span><text:a xlink:type="simple" xlink:href="relatorio:///if" text:style-name="Internet_20_link" text:visited-style-name="Visited_20_Internet_20_Link">/if</text:a><text:span text:style-name="T14"> </text:span><text:a xlink:type="simple" xlink:href="relatorio://if%20test=%22o.pat.code%20!=%20''%20or%20o.pat.code_lab%20!=%20''%20%22" text:style-name="Internet_20_link" text:visited-style-name="Visited_20_Internet_20_Link"><text:span text:style-name="T15">if code or code_lab</text:span></text:a><text:span text:style-name="T9"> </text:span><text:span text:style-name="T8"><text:placeholder text:placeholder-type="text">&lt;o.label.code&gt;</text:placeholder></text:span><text:span text:style-name="T8"><text:s text:c="2"/></text:span><text:span text:style-name="T8"><text:placeholder text:placeholder-type="text">&lt;o.pat.code&gt;</text:placeholder></text:span><text:span text:style-name="T8"><text:s/></text:span><text:span text:style-name="T8"><text:placeholder text:placeholder-type="text">&lt;o.pat.code_lab&gt;</text:placeholder></text:span><text:a xlink:type="simple" xlink:href="relatorio:///if" text:style-name="Internet_20_link" text:visited-style-name="Visited_20_Internet_20_Link"><text:span text:style-name="T14">/if</text:span></text:a></text:p>
            <text:p text:style-name="P5"><text:a xlink:type="simple" xlink:href="relatorio://if%20test=%22o.pat.birth%20!=%20''%20%22" text:style-name="Internet_20_link" text:visited-style-name="Visited_20_Internet_20_Link"><text:span text:style-name="T10">if birth</text:span></text:a><text:span text:style-name="T8"> </text:span><text:span text:style-name="T8"><text:placeholder text:placeholder-type="text">&lt;o.label.born&gt;</text:placeholder></text:span><text:span text:style-name="T8"><text:s/></text:span><text:span text:style-name="T8"><text:placeholder text:placeholder-type="text">&lt;o.pat.birth&gt;</text:placeholder></text:span><text:a xlink:type="simple" xlink:href="relatorio:///if" text:style-name="Internet_20_link" text:visited-style-name="Visited_20_Internet_20_Link">/if</text:a><text:span text:style-name="T14"> </text:span><text:span text:style-name="T8"><text:placeholder text:placeholder-type="text">&lt;o.pat.age&gt;</text:placeholder></text:span><text:span text:style-name="T8"><text:s/></text:span><text:span text:style-name="T8"><text:placeholder text:placeholder-type="text">&lt;o.pat.age_unit&gt;</text:placeholder></text:span><text:span text:style-name="T8"><text:s/></text:span><text:span text:style-name="T8"><text:placeholder text:placeholder-type="text">&lt;o.pat.sex&gt;</text:placeholder></text:span></text:p>
            <text:p text:style-name="P6"><text:a xlink:type="simple" xlink:href="relatorio://if%20test=%22o.rec.hosp_date%20!=%20''%20%22" text:style-name="Internet_20_link" text:visited-style-name="Visited_20_Internet_20_Link"><text:span text:style-name="T10">if hosp_date</text:span></text:a><text:span text:style-name="T8"> </text:span><text:span text:style-name="T8"><text:placeholder text:placeholder-type="text">&lt;o.label.admit&gt;</text:placeholder></text:span><text:span text:style-name="T8"><text:s/></text:span><text:span text:style-name="T8"><text:placeholder text:placeholder-type="text">&lt;o.rec.hosp_date&gt;</text:placeholder></text:span><text:a xlink:type="simple" xlink:href="relatorio:///if" text:style-name="Internet_20_link" text:visited-style-name="Visited_20_Internet_20_Link"><text:span text:style-name="T11">/if</text:span></text:a><text:span text:style-name="T12"> </text:span><text:a xlink:type="simple" xlink:href="relatorio://if%20test=%22o.rec.hosp_service%20!=%20''%20%22" text:style-name="Internet_20_link" text:visited-style-name="Visited_20_Internet_20_Link"><text:span text:style-name="T10">if hosp_service</text:span></text:a><text:span text:style-name="T8"><text:placeholder text:placeholder-type="text">&lt;o.label.at&gt;</text:placeholder></text:span><text:span text:style-name="T8"> <text:s/></text:span><text:span text:style-name="T8"><text:placeholder text:placeholder-type="text">&lt;o.rec.hosp_service&gt;</text:placeholder></text:span><text:a xlink:type="simple" xlink:href="relatorio:///if" text:style-name="Internet_20_link" text:visited-style-name="Visited_20_Internet_20_Link"><text:span text:style-name="T16">/if</text:span></text:a><text:span text:style-name="T8"> </text:span><text:a xlink:type="simple" xlink:href="relatorio://if%20test=%22o.rec.hosp_bed%20!=%20''%20%22" text:style-name="Internet_20_link" text:visited-style-name="Visited_20_Internet_20_Link"><text:span text:style-name="T10">if hosp_bed</text:span></text:a><text:span text:style-name="T8"><text:placeholder text:placeholder-type="text">&lt;o.label.bed&gt;</text:placeholder></text:span><text:span text:style-name="T8"> </text:span><text:span text:style-name="T8"><text:placeholder text:placeholder-type="text">&lt;o.rec.hosp_bed&gt;</text:placeholder></text:span><text:a xlink:type="simple" xlink:href="relatorio:///if" text:style-name="Internet_20_link" text:visited-style-name="Visited_20_Internet_20_Link"><text:span text:style-name="T11">/if</text:span></text:a></text:p>
            <text:p text:style-name="P4"><text:a xlink:type="simple" xlink:href="relatorio://if%20test=%22o.rec.presc_date%20!=%20''%20%22" text:style-name="Internet_20_link" text:visited-style-name="Visited_20_Internet_20_Link"><text:span text:style-name="T10">if presc_date</text:span></text:a><text:span text:style-name="T8"> </text:span><text:span text:style-name="T8"><text:placeholder text:placeholder-type="text">&lt;o.label.exam_presc&gt;</text:placeholder></text:span><text:span text:style-name="T8"><text:s/></text:span><text:span text:style-name="T8"><text:placeholder text:placeholder-type="text">&lt;o.rec.presc_date&gt;</text:placeholder></text:span><text:a xlink:type="simple" xlink:href="relatorio:///if" text:style-name="Internet_20_link" text:visited-style-name="Visited_20_Internet_20_Link">/if</text:a><text:span text:style-name="T14"> </text:span><text:a xlink:type="simple" xlink:href="relatorio://if%20test=%22o.rec.presc_name%20!=%20''%20%22" text:style-name="Internet_20_link" text:visited-style-name="Visited_20_Internet_20_Link"><text:span text:style-name="T17">if presc_name</text:span></text:a><text:span text:style-name="T8"><text:placeholder text:placeholder-type="text">&lt;o.label.by&gt;</text:placeholder></text:span><text:span text:style-name="T8"> </text:span><text:span text:style-name="T8"><text:placeholder text:placeholder-type="text">&lt;o.rec.presc_name&gt;</text:placeholder></text:span><text:a xlink:type="simple" xlink:href="relatorio:///if" text:style-name="Internet_20_link" text:visited-style-name="Visited_20_Internet_20_Link"><text:span text:style-name="T14">/if</text:span></text:a></text:p>
            <text:p text:style-name="P4"><text:a xlink:type="simple" xlink:href="relatorio://if%20test=%22o.rec.rec_date%20!=%20''%20%22" text:style-name="Internet_20_link" text:visited-style-name="Visited_20_Internet_20_Link"><text:span text:style-name="T10">if rec_date</text:span></text:a><text:span text:style-name="T11"> </text:span><text:span text:style-name="T8"><text:placeholder text:placeholder-type="text">&lt;o.label.save&gt;</text:placeholder></text:span><text:span text:style-name="T8"><text:s/></text:span><text:span text:style-name="T8"><text:placeholder text:placeholder-type="text">&lt;o.rec.rec_date&gt;</text:placeholder></text:span><text:a xlink:type="simple" xlink:href="relatorio:///if" text:style-name="Internet_20_link" text:visited-style-name="Visited_20_Internet_20_Link">/if</text:a><text:span text:style-name="T14"> </text:span><text:span text:style-name="T8"><text:placeholder text:placeholder-type="text">&lt;o.label.edit&gt;</text:placeholder></text:span><text:span text:style-name="T8"><text:s/></text:span><text:span text:style-name="T8"><text:placeholder text:placeholder-type="text">&lt;o.report.date_now&gt;</text:placeholder></text:span></text:p>
          </table:table-cell>
        </table:table-row>
      </table:table>
      <text:p text:style-name="P18"><text:placeholder text:placeholder-type="text">&lt;o.report.title&gt;</text:placeholder></text:p>
      <text:p text:style-name="P50"/>
      <text:p text:style-name="P32"><text:placeholder text:placeholder-type="text">&lt;if test="o.report.full_comm == 'Y' and o.rec.comm"&gt;</text:placeholder>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33"><text:placeholder text:placeholder-type="text">&lt;o.rec.comm_title&gt;</text:placeholder></text:p>
            <text:p text:style-name="P46"><text:a xlink:type="simple" xlink:href="relatorio://for%20each=%22comm_line%20in%20o.rec.comm%22" text:style-name="Internet_20_link" text:visited-style-name="Visited_20_Internet_20_Link"><text:span text:style-name="T26">for each="comm_line in o.rec.comm"</text:span></text:a></text:p>
            <text:p text:style-name="P37"><text:placeholder text:placeholder-type="text">&lt;comm_line&gt;</text:placeholder></text:p>
            <text:p text:style-name="P46"><text:a xlink:type="simple" xlink:href="relatorio:///for" text:style-name="Internet_20_link" text:visited-style-name="Visited_20_Internet_20_Link"><text:span text:style-name="T33">/for</text:span></text:a></text:p>
          </table:table-cell>
        </table:table-row>
      </table:table>
      <text:p text:style-name="P41"/>
      <text:p text:style-name="P32"><text:placeholder text:placeholder-type="text">&lt;/if&gt;</text:placeholder></text:p>
      <table:table table:name="Tableau3" table:style-name="Tableau3">
        <table:table-column table:style-name="Tableau3.A"/>
        <table:table-column table:style-name="Tableau3.B"/>
        <table:table-header-rows>
          <table:table-row table:style-name="Tableau3.1">
            <table:table-cell table:style-name="Tableau3.A1" office:value-type="string">
              <text:p text:style-name="P38"><text:placeholder text:placeholder-type="text">&lt;o.label.analyzes&gt;</text:placeholder></text:p>
            </table:table-cell>
            <table:table-cell table:style-name="Tableau3.B1" office:value-type="string">
              <text:p text:style-name="P38"/>
            </table:table-cell>
          </table:table-row>
        </table:table-header-rows>
        <table:table-row>
          <table:table-cell table:style-name="Tableau3.A2" table:number-columns-spanned="2" office:value-type="string">
            <text:p text:style-name="P47"><text:a xlink:type="simple" xlink:href="relatorio://for%20each=%22data%20in%20o.l_data%22" text:style-name="Internet_20_link" text:visited-style-name="Visited_20_Internet_20_Link"><text:span text:style-name="T21">for each="data in o.l_data"</text:span></text:a></text:p>
          </table:table-cell>
          <table:covered-table-cell/>
        </table:table-row>
        <table:table-row>
          <table:table-cell table:style-name="Tableau3.A3" table:number-columns-spanned="2" office:value-type="string">
            <text:p text:style-name="P34"><text:placeholder text:placeholder-type="text">&lt;if test="data.fam_name"&gt;</text:placeholder></text:p>
          </table:table-cell>
          <table:covered-table-cell/>
        </table:table-row>
        <table:table-row>
          <table:table-cell table:style-name="Tableau3.A3" table:number-columns-spanned="2" office:value-type="string">
            <text:p text:style-name="P42"><text:placeholder text:placeholder-type="text">&lt;data.fam_name&gt;</text:placeholder></text:p>
          </table:table-cell>
          <table:covered-table-cell/>
        </table:table-row>
        <table:table-row>
          <table:table-cell table:style-name="Tableau3.A3" table:number-columns-spanned="2" office:value-type="string">
            <text:p text:style-name="P34"><text:placeholder text:placeholder-type="text">&lt;/if&gt;</text:placeholder></text:p>
          </table:table-cell>
          <table:covered-table-cell/>
        </table:table-row>
        <table:table-row>
          <table:table-cell table:style-name="Tableau3.A6" office:value-type="string">
            <text:p text:style-name="P35"><text:placeholder text:placeholder-type="text">&lt;data.ana_name&gt;</text:placeholder></text:p>
          </table:table-cell>
          <table:table-cell table:style-name="Tableau3.B6" office:value-type="string">
            <text:p text:style-name="P36"><text:placeholder text:placeholder-type="text">&lt;data.ana_outsourced&gt;</text:placeholder></text:p>
          </table:table-cell>
        </table:table-row>
        <table:table-row>
          <table:table-cell table:style-name="Tableau3.A7" table:number-columns-spanned="2" office:value-type="string">
            <text:p text:style-name="P47"><text:span text:style-name="T22"/></text:p>
          </table:table-cell>
          <table:covered-table-cell/>
        </table:table-row>
        <table:table-row>
          <table:table-cell table:style-name="Tableau3.A8" table:number-columns-spanned="2" office:value-type="string">
            <text:p text:style-name="P49"><text:a xlink:type="simple" xlink:href="relatorio:///for" text:style-name="Internet_20_link" text:visited-style-name="Visited_20_Internet_20_Link"><text:span text:style-name="T24">/for</text:span></text:a></text:p>
          </table:table-cell>
          <table:covered-table-cell/>
        </table:table-row>
        <table:table-row>
          <table:table-cell table:style-name="Tableau3.A9" table:number-columns-spanned="2" office:value-type="string">
            <text:p text:style-name="P45"/>
          </table:table-cell>
          <table:covered-table-cell/>
        </table:table-row>
      </table:table>
      <text:p text:style-name="P3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cm" style:contextual-spacing="false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style:register-true="tru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_5f_FOOTER" style:display-name="table_FOOTER" style:family="table">
      <style:table-properties style:width="19.001cm" table:align="margins"/>
    </style:style>
    <style:style style:name="table_5f_FOOTER.A" style:display-name="table_FOOTER.A" style:family="table-column">
      <style:table-column-properties style:column-width="15.833cm" style:rel-column-width="54606*"/>
    </style:style>
    <style:style style:name="table_5f_FOOTER.B" style:display-name="table_FOOTER.B" style:family="table-column">
      <style:table-column-properties style:column-width="3.168cm" style:rel-column-width="10929*"/>
    </style:style>
    <style:style style:name="table_5f_FOOTER.A1" style:display-name="table_FOOTER.A1" style:family="table-cell">
      <style:table-cell-properties style:writing-mode="page"/>
    </style:style>
    <style:style style:name="MP1" style:family="paragraph" style:parent-style-name="Standard">
      <style:paragraph-properties fo:text-align="justify" style:justify-single-word="false"/>
      <style:text-properties fo:font-size="10pt" officeooo:rsid="001339ec" officeooo:paragraph-rsid="0078df56" style:font-size-asian="10pt" style:font-size-complex="10pt"/>
    </style:style>
    <style:style style:name="MP2" style:family="paragraph" style:parent-style-name="Standard">
      <style:paragraph-properties fo:text-align="end" style:justify-single-word="false"/>
      <style:text-properties fo:font-size="10pt" officeooo:rsid="001339ec" officeooo:paragraph-rsid="005aa368" style:font-size-asian="10pt" style:font-size-complex="10pt"/>
    </style:style>
    <style:style style:name="MP3" style:family="paragraph" style:parent-style-name="Standard">
      <style:paragraph-properties fo:text-align="justify" style:justify-single-word="false"/>
      <style:text-properties fo:font-size="10pt" officeooo:paragraph-rsid="0028ee8b" style:font-size-asian="10pt" style:font-size-complex="10pt"/>
    </style:style>
    <style:style style:name="MT1" style:family="text">
      <style:text-properties fo:background-color="#ffffff" loext:char-shading-value="0"/>
    </style:style>
    <style:page-layout style:name="Mpm1">
      <style:page-layout-properties fo:page-width="21.001cm" fo:page-height="29.7cm" style:num-format="1" style:print-orientation="portrait" fo:margin-top="1.6cm" fo:margin-bottom="1.6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cm" fo:margin-left="0cm" fo:margin-right="0cm" fo:margin-top="0.3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able:table table:name="table_FOOTER" table:style-name="table_5f_FOOTER">
          <table:table-column table:style-name="table_5f_FOOTER.A"/>
          <table:table-column table:style-name="table_5f_FOOTER.B"/>
          <table:table-row>
            <table:table-cell table:style-name="table_5f_FOOTER.A1" office:value-type="string">
              <text:p text:style-name="MP1"><text:placeholder text:placeholder-type="text">&lt;o.label.record&gt;</text:placeholder><text:s/><text:placeholder text:placeholder-type="text">&lt;o.rec.num&gt;</text:placeholder><text:s/><text:placeholder text:placeholder-type="text">&lt;o.label.edit&gt;</text:placeholder><text:s/><text:placeholder text:placeholder-type="text">&lt;o.report.date_now&gt;</text:placeholder><text:s/><text:placeholder text:placeholder-type="text">&lt;o.report.time_now&gt;</text:placeholder><text:s/></text:p>
            </table:table-cell>
            <table:table-cell table:style-name="table_5f_FOOTER.A1" office:value-type="string">
              <text:p text:style-name="MP2"><text:span text:style-name="MT1"><text:page-number text:select-page="current">1</text:page-number></text:span><text:span text:style-name="MT1">/</text:span><text:span text:style-name="MT1"><text:page-count>1</text:page-count></text:span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3T10:40:33.834000000</meta:creation-date>
    <dc:date>2023-02-06T17:17:41.370000000</dc:date>
    <meta:editing-duration>P10DT17H34M5S</meta:editing-duration>
    <meta:editing-cycles>206</meta:editing-cycles>
    <meta:generator>LibreOffice/7.3.7.2$Windows_X86_64 LibreOffice_project/e114eadc50a9ff8d8c8a0567d6da8f454beeb84f</meta:generator>
    <meta:document-statistic meta:table-count="5" meta:image-count="0" meta:object-count="0" meta:page-count="1" meta:paragraph-count="27" meta:word-count="90" meta:character-count="1044" meta:non-whitespace-character-count="977"/>
  </office:meta>
</office:document-meta>
</file>